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ext-properties fo:color="#0099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b2b2b2"/>
    </style:style>
    <style:style style:name="ce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transparent"/>
      <style:text-properties fo:color="#009999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 / SEARCH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abel control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.00.0000</text:date>, <text:time style:data-style-name="N2" text:time-value="16:42:22.732706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02T11:59:24.317770898</dc:date>
    <meta:editing-duration>PT5H58M21S</meta:editing-duration>
    <meta:editing-cycles>11</meta:editing-cycles>
    <meta:generator>LibreOffice/7.3.2.2$MacOSX_AARCH64 LibreOffice_project/49f2b1bff42cfccbd8f788c8dc32c1c309559be0</meta:generator>
    <meta:document-statistic meta:table-count="1" meta:cell-count="134" meta:object-count="0"/>
  </office:meta>
</office:document-meta>
</file>